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uk" fo:country="UA" officeooo:rsid="001842be" officeooo:paragraph-rsid="001842be"/>
    </style:style>
    <style:style style:name="P2" style:family="paragraph" style:parent-style-name="Standard">
      <style:paragraph-properties fo:line-height="200%" fo:text-align="end" style:justify-single-word="false"/>
      <style:text-properties fo:language="uk" fo:country="UA" officeooo:rsid="001842be" officeooo:paragraph-rsid="001842be"/>
    </style:style>
    <style:style style:name="P3" style:family="paragraph" style:parent-style-name="Standard">
      <style:paragraph-properties fo:text-align="center" style:justify-single-word="false"/>
      <style:text-properties fo:language="uk" fo:country="UA" officeooo:rsid="00199ecd" officeooo:paragraph-rsid="00199ecd"/>
    </style:style>
    <style:style style:name="P4" style:family="paragraph" style:parent-style-name="Standard">
      <style:paragraph-properties fo:margin-top="20mm" fo:margin-bottom="4.99mm" style:contextual-spacing="false" fo:line-height="200%" fo:text-align="center" style:justify-single-word="false"/>
      <style:text-properties fo:font-size="16pt" fo:language="uk" fo:country="UA" fo:font-weight="bold" officeooo:rsid="001842be" officeooo:paragraph-rsid="001842be" style:font-size-asian="16pt" style:font-weight-asian="bold" style:font-size-complex="16pt" style:font-weight-complex="bold"/>
    </style:style>
    <style:style style:name="P5" style:family="paragraph" style:parent-style-name="Text_20_body">
      <style:text-properties fo:language="uk" fo:country="UA" officeooo:rsid="001b1915" officeooo:paragraph-rsid="001b1915"/>
    </style:style>
    <style:style style:name="P6" style:family="paragraph" style:parent-style-name="Text_20_body">
      <style:text-properties fo:language="uk" fo:country="UA" officeooo:rsid="001b1915" officeooo:paragraph-rsid="00199ecd"/>
    </style:style>
    <style:style style:name="P7" style:family="paragraph" style:parent-style-name="Text_20_body">
      <style:text-properties fo:language="uk" fo:country="UA" officeooo:rsid="001bd244" officeooo:paragraph-rsid="001bd244"/>
    </style:style>
    <style:style style:name="P8" style:family="paragraph" style:parent-style-name="Text_20_body">
      <style:text-properties fo:language="uk" fo:country="UA" officeooo:rsid="001b5295" officeooo:paragraph-rsid="001b5295"/>
    </style:style>
    <style:style style:name="P9" style:family="paragraph" style:parent-style-name="Text_20_body">
      <style:text-properties fo:language="uk" fo:country="UA" officeooo:rsid="001eb265" officeooo:paragraph-rsid="001eb265"/>
    </style:style>
    <style:style style:name="P10" style:family="paragraph" style:parent-style-name="Standard" style:list-style-name="L1">
      <style:paragraph-properties fo:text-align="justify" style:justify-single-word="false"/>
      <style:text-properties fo:language="uk" fo:country="UA" officeooo:rsid="001489cb" officeooo:paragraph-rsid="001eb265" fo:background-color="transparent"/>
    </style:style>
    <style:style style:name="T1" style:family="text">
      <style:text-properties officeooo:rsid="00199ecd"/>
    </style:style>
    <style:style style:name="T2" style:family="text">
      <style:text-properties style:font-name="Times New Roman1" style:font-name-asian="Times New Roman1" style:font-name-complex="Times New Roman1"/>
    </style:style>
    <style:style style:name="T3" style:family="text">
      <style:text-properties style:font-name="Times New Roman1" officeooo:rsid="00199ecd" style:font-name-asian="Times New Roman1" style:font-name-complex="Times New Roman1"/>
    </style:style>
    <style:style style:name="T4" style:family="text">
      <style:text-properties officeooo:rsid="001b1915"/>
    </style:style>
    <style:style style:name="T5" style:family="text">
      <style:text-properties officeooo:rsid="001b5295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bd244"/>
    </style:style>
    <style:style style:name="T8" style:family="text">
      <style:text-properties officeooo:rsid="001bd244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1bd244"/>
    </style:style>
    <style:style style:name="T11" style:family="text">
      <style:text-properties officeooo:rsid="001d354d"/>
    </style:style>
    <style:style style:name="T12" style:family="text">
      <style:text-properties officeooo:rsid="001eb265"/>
    </style:style>
    <style:style style:name="T13" style:family="text">
      <style:text-properties officeooo:rsid="001f27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В спеціалізовану вчену раду</text:p>
      <text:p text:style-name="P2">Д 26.002.04 в НТУУ “КПІ”</text:p>
      <text:p text:style-name="P2">03056, м. Київ</text:p>
      <text:p text:style-name="P2">просп. Перемоги, 37</text:p>
      <text:p text:style-name="P4">Відгук</text:p>
      <text:p text:style-name="P1">на автореферат дисертації Гуменного Дмитра Олександровича</text:p>
      <text:p text:style-name="P1">“Автоматизація процесу керування усталеним рухом антропоморфного крокуючого апарата”, поданої на здобуття <text:span text:style-name="T1">наукового ступеня кандидата технічних наук за спеціальністю</text:span></text:p>
      <text:p text:style-name="P3">05.13.07 <text:span text:style-name="T2">‒</text:span> автоматизація процесів керування</text:p>
      <text:p text:style-name="Text_20_body"><text:s/></text:p>
      <text:p text:style-name="P6"/>
      <text:p text:style-name="P7">Побудова антропоморфних крокуючих апаратів на сьогодні вважається одним з перспективних напрямків розвитку робототехніки. Двоноге пересування забезпечує високу маневреність та прохідність апарата, що дозволяє використовувати його в найскладніших умовах. Провідні компанії світу, такі як <text:span text:style-name="T6">DARPA, Boston Dynamics, Honda </text:span><text:span text:style-name="T9">досягли значних </text:span>успіхів в побудові крокуючих апаратів. В той самий час, двоноге пересування висуває підвищені вимоги до системи керування, і тому, незважаючи на досягнуті успіхи, багато наукових і технічних проблем в побудові антропоморфних крокуючих апаратів залишаються відкритими.</text:p>
      <text:p text:style-name="P7">Автором запропоновано оригінальний підхід до побудови системи керування рівновагою апарата на основі інформації, <text:span text:style-name="T13">яка</text:span> отриман<text:span text:style-name="T13">а</text:span> від сенсорів, що встановлені на опорних поверхнях стоп. Обробка інформації про розподіл тиску на опорній поверхні дозволяє ідентифікувати координати загального центру мас апарата відносно границь опорної поверхні і <text:span text:style-name="T11">будувати стратегію керування. В роботі розроблено і досліджено алгоритми керування, що дозволяють ефективно підтримувати рівновагу апарата на довільній поверхні з наперед невідомими властивостями.</text:span> <text:span text:style-name="T9"><text:s/></text:span></text:p>
      <text:p text:style-name="P5"><text:span text:style-name="T4">Д</text:span>остовірність отриманих результатів підтверджується результатами математичного моделювання <text:span text:style-name="T8">крокуючого апарата</text:span><text:span text:style-name="T10"> в комплекс</text:span><text:span text:style-name="T8">і</text:span><text:span text:style-name="T10"> </text:span><text:span text:style-name="T8">і</text:span><text:span text:style-name="T10">з системою керування в середовищ</text:span><text:span text:style-name="T8">і </text:span><text:span text:style-name="T7">MATLAB, Simulink, </text:span><text:span text:style-name="T8">що є добре апробованим і широко застосовуваним програмним засобом моделювання динамічних систем.</text:span></text:p>
      <text:p text:style-name="P5"><text:span text:style-name="T8">Слід також відмітити окремі недоліки роботи за змістом автореферата</text:span>:</text:p>
      <text:list xml:id="list7976447406205626895" text:style-name="L1">
        <text:list-item>
          <text:p text:style-name="P10">У <text:span text:style-name="T13">пунктах 4 та 5 висновків,</text:span> при ств<text:span text:style-name="T12">е</text:span>рдженні про поліпшення показників <text:soft-page-break/>систем управління необхідно було б привести існуючі аналоги <text:span text:style-name="T12">антропоморфних крокуючих апаратів</text:span> і систем управління до них.</text:p>
        </text:list-item>
        <text:list-item>
          <text:p text:style-name="P10">У авторефераті не чітко визначено, яким чином і за допомогою чого <text:span text:style-name="T12">антропоморфний крокуючий апарат</text:span> моніторить <text:span text:style-name="T12">опорну поверхню</text:span>.</text:p>
        </text:list-item>
      </text:list>
      <text:p text:style-name="P5">Вказані недоліки не впливають на загальну позитивну оцінку роботи.</text:p>
      <text:p text:style-name="P5">В цілому тема дисертаційної роботи є актуальною, поставлені задачі <text:span text:style-name="T8">в цілому вирішені</text:span>. <text:span text:style-name="T5">Хотілося б побажати автору продовжити роботу в обраній галузі і в перспективі підтвердити ефективність розглянутого в роботі підходу результатами натурного експеримента.</text:span></text:p>
      <text:p text:style-name="P8">Виходячи із змісту автореферату дисертації, вважаємо, що дисертаційна робота Гуменного Д. О. <text:span text:style-name="T13">н</text:span>а здобуття наукового ступеня кандидата технічних наук відповідає встановленим вимогам, а її автор заслуговує на присудження наукового ступеня кандидата технічних наук за спеціальністю 05.13.07 <text:span text:style-name="T3">‒</text:span> автоматизація процесів керування.</text:p>
      <text:p text:style-name="P8"/>
      <text:p text:style-name="P8"/>
      <text:p text:style-name="P8"/>
      <text:p text:style-name="P8"/>
      <text:p text:style-name="P8"/>
      <text:p text:style-name="P9">Завідувач кафедри інформаційних</text:p>
      <text:p text:style-name="P9">технологій херсонського національного</text:p>
      <text:p text:style-name="P9">технічного університету,</text:p>
      <text:p text:style-name="P9">доктор технічних наук, професор,<text:tab/><text:tab/><text:tab/><text:tab/><text:tab/>В. Є. Ходаков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45m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4pt"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mm" fo:margin-right="0mm" fo:margin-top="0mm" fo:margin-bottom="0mm" style:contextual-spacing="false" fo:text-align="justify" style:justify-single-word="false" fo:text-indent="10mm" style:auto-text-indent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5M43S</meta:editing-duration>
    <meta:editing-cycles>8</meta:editing-cycles>
    <meta:generator>LibreOffice/4.2.8.2$Linux_X86_64 LibreOffice_project/420m0$Build-2</meta:generator>
    <dc:date>2016-06-09T18:56:58.271834561</dc:date>
    <dc:creator>Dmytro Humennyi</dc:creator>
    <meta:document-statistic meta:table-count="0" meta:image-count="0" meta:object-count="0" meta:page-count="2" meta:paragraph-count="22" meta:word-count="367" meta:character-count="2939" meta:non-whitespace-character-count="2588"/>
    <meta:user-defined meta:name="Info 1"/>
    <meta:user-defined meta:name="Info 2"/>
    <meta:user-defined meta:name="Info 3"/>
    <meta:user-defined meta:name="Info 4"/>
  </office:meta>
</office:document-meta>
</file>